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0.5in" fo:margin-right="0in" fo:margin-top="0in" fo:margin-bottom="0in" style:contextual-spacing="false" fo:text-indent="0in" style:auto-text-indent="false" style:page-number="auto" fo:background-color="transparent"/>
    </style:style>
    <style:style style:name="P2" style:family="paragraph" style:parent-style-name="Preformatted_20_Text">
      <style:text-properties style:font-name="Nimbus Mono PS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Nimbus Mono PS" fo:font-size="26pt" style:text-underline-style="solid" style:text-underline-width="auto" style:text-underline-color="font-color" fo:font-weight="bold" officeooo:rsid="000fd2b2" officeooo:paragraph-rsid="000fd2b2" style:font-size-asian="26pt" style:font-weight-asian="bold" style:font-size-complex="26pt" style:font-weight-complex="bold"/>
    </style:style>
    <style:style style:name="P4" style:family="paragraph" style:parent-style-name="Preformatted_20_Text">
      <style:text-properties fo:font-size="26pt" style:text-underline-style="solid" style:text-underline-width="auto" style:text-underline-color="font-color" fo:font-weight="bold" officeooo:rsid="000fd2b2" officeooo:paragraph-rsid="000fd2b2" style:font-size-asian="26pt" style:font-weight-asian="bold" style:font-size-complex="26pt" style:font-weight-complex="bold"/>
    </style:style>
    <style:style style:name="P5" style:family="paragraph" style:parent-style-name="Preformatted_20_Text">
      <style:text-properties style:font-name="Nimbus Mono PS"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Nimbus Mono PS" fo:font-size="12pt" style:text-underline-style="none" fo:font-weight="bold" officeooo:rsid="000fd2b2" officeooo:paragraph-rsid="000fd2b2" style:font-size-asian="10.5pt" style:font-weight-asian="bold" style:font-size-complex="12pt" style:font-weight-complex="bold"/>
    </style:style>
    <style:style style:name="P7" style:family="paragraph" style:parent-style-name="Preformatted_20_Text">
      <style:text-properties style:font-name="Nimbus Mono PS" fo:font-size="26pt" style:text-underline-style="solid" style:text-underline-width="auto" style:text-underline-color="font-color" fo:font-weight="bold" officeooo:rsid="000fd2b2" officeooo:paragraph-rsid="000fd2b2" style:font-size-asian="26pt" style:font-weight-asian="bold" style:font-size-complex="26pt" style:font-weight-complex="bold"/>
    </style:style>
    <style:style style:name="P8" style:family="paragraph" style:parent-style-name="Preformatted_20_Text">
      <style:text-properties style:font-name="Nimbus Mono PS" fo:font-size="12pt" fo:font-weight="normal" officeooo:paragraph-rsid="0012b3a0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Nimbus Mono PS" fo:font-size="12pt" officeooo:paragraph-rsid="0012b3a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 :-</text:p>
      <text:p text:style-name="P1"/>
      <text:p text:style-name="Preformatted_20_Text"/>
      <text:p text:style-name="P9">// write a program to convert unit</text:p>
      <text:p text:style-name="P9"/>
      <text:p text:style-name="P9"/>
      <text:p text:style-name="P9">#include &lt;stdio.h&gt;</text:p>
      <text:p text:style-name="P9">#include &lt;stdlib.h&gt;</text:p>
      <text:p text:style-name="P9">#include &lt;string.h&gt;</text:p>
      <text:p text:style-name="P9"/>
      <text:p text:style-name="P9">double value, converted_value;</text:p>
      <text:p text:style-name="P9"/>
      <text:p text:style-name="P9">void km_to_m(void)</text:p>
      <text:p text:style-name="P9">{</text:p>
      <text:p text:style-name="P9"><text:s text:c="4"/>converted_value = value*1000;</text:p>
      <text:p text:style-name="P9"><text:s text:c="4"/>printf("\nThe conversion of %lf to m is %lf. \n",value, converted_value);</text:p>
      <text:p text:style-name="P9">}</text:p>
      <text:p text:style-name="P9"/>
      <text:p text:style-name="P9">void m_to_km(void)</text:p>
      <text:p text:style-name="P9">{</text:p>
      <text:p text:style-name="P9"><text:s text:c="4"/>converted_value = value/1000;</text:p>
      <text:p text:style-name="P9"><text:s text:c="4"/>printf("\nThe conversion of %lf to km is %lf.\n",value, converted_value);</text:p>
      <text:p text:style-name="P9">}</text:p>
      <text:p text:style-name="P9"/>
      <text:p text:style-name="P9">void m_to_cm(void)</text:p>
      <text:p text:style-name="P9">{</text:p>
      <text:p text:style-name="P9"><text:s text:c="4"/>converted_value = value*100;</text:p>
      <text:p text:style-name="P9"><text:s text:c="4"/>printf("\nThe conversion of %lf to cm is %lf.\n",value, converted_value);</text:p>
      <text:p text:style-name="P9">}</text:p>
      <text:p text:style-name="P9"/>
      <text:p text:style-name="P9">void feet_to_inches(void)</text:p>
      <text:p text:style-name="P9">{</text:p>
      <text:p text:style-name="P9"><text:s text:c="4"/>converted_value = value*12;</text:p>
      <text:p text:style-name="P9"><text:s text:c="4"/>printf("\nThe conversion of %lf to inches is %lf.\n",value, converted_value);</text:p>
      <text:p text:style-name="P9">}</text:p>
      <text:p text:style-name="P9"/>
      <text:p text:style-name="P9">void inches_to_feet(void)</text:p>
      <text:p text:style-name="P9">{</text:p>
      <text:p text:style-name="P9"><text:s text:c="4"/>converted_value = value/12;</text:p>
      <text:p text:style-name="P9"><text:s text:c="4"/>printf("\nThe conversion of %lf to feet is %lf.\n",value, converted_value);</text:p>
      <text:p text:style-name="P9">}</text:p>
      <text:p text:style-name="P9"/>
      <text:p text:style-name="P9"><text:soft-page-break/>int main(void)</text:p>
      <text:p text:style-name="P9">{</text:p>
      <text:p text:style-name="P9"><text:s text:c="4"/>char convert_to[30]; </text:p>
      <text:p text:style-name="P9"><text:s text:c="4"/>int i = 1;</text:p>
      <text:p text:style-name="P9"/>
      <text:p text:style-name="P9"><text:s text:c="4"/>while(i&gt;0)</text:p>
      <text:p text:style-name="P9"><text:s text:c="4"/>{</text:p>
      <text:p text:style-name="P9"><text:s text:c="8"/>for (i=0; i&lt;=60; i++)</text:p>
      <text:p text:style-name="P9"><text:s text:c="8"/>{</text:p>
      <text:p text:style-name="P9"><text:s text:c="12"/>printf("_");</text:p>
      <text:p text:style-name="P9"><text:s text:c="8"/>}</text:p>
      <text:p text:style-name="P9"><text:s text:c="8"/>printf("\n \n enter the number which you want to convert :\t");</text:p>
      <text:p text:style-name="P9"><text:s text:c="8"/>scanf("%lf", &amp;value);</text:p>
      <text:p text:style-name="P9"/>
      <text:p text:style-name="P9"><text:s text:c="8"/>// Need the function strcmp, or strncmp from string.h.</text:p>
      <text:p text:style-name="P9"/>
      <text:p text:style-name="P9"><text:s text:c="8"/>// Since strings are just arrays, you need to compare each character, so this function will do that for you</text:p>
      <text:p text:style-name="P9"><text:s text:c="8"/>printf("\nTo what unit do you want <text:s/>to convert the number to ? \n1] km to m,\n2] m to km,\n3] M to cm, \n4] feet to inches,\n5] inches to feet,\n6] All of the above,\n7] Exit \nChoose the unit you want to convert to by entering the number of your choice.");</text:p>
      <text:p text:style-name="P9"><text:s text:c="8"/>printf("\nEnter your choice :\t");</text:p>
      <text:p text:style-name="P9"><text:s text:c="8"/>scanf("%s", &amp;convert_to);</text:p>
      <text:p text:style-name="P9"/>
      <text:p text:style-name="P9"><text:s text:c="8"/>if (strcmp(convert_to, "1") == 0)</text:p>
      <text:p text:style-name="P9"><text:s text:c="8"/>{</text:p>
      <text:p text:style-name="P9"><text:s text:c="12"/>km_to_m();</text:p>
      <text:p text:style-name="P9"><text:s text:c="8"/>}</text:p>
      <text:p text:style-name="P9"/>
      <text:p text:style-name="P9"><text:s text:c="8"/>else if (strcmp(convert_to, "2") == 0)</text:p>
      <text:p text:style-name="P9"><text:s text:c="8"/>{</text:p>
      <text:p text:style-name="P9"><text:s text:c="12"/>m_to_km();</text:p>
      <text:p text:style-name="P9"><text:s text:c="8"/>}</text:p>
      <text:p text:style-name="P9"/>
      <text:p text:style-name="P9"><text:s text:c="8"/>else if (strcmp(convert_to, "3") == 0)</text:p>
      <text:p text:style-name="P9"><text:s text:c="8"/>{</text:p>
      <text:p text:style-name="P9"><text:s text:c="12"/>m_to_cm();</text:p>
      <text:p text:style-name="P9"><text:s text:c="8"/>}</text:p>
      <text:p text:style-name="P9"/>
      <text:p text:style-name="P9"><text:s text:c="8"/>else if (strcmp(convert_to, "4") == 0)</text:p>
      <text:p text:style-name="P9"><text:s text:c="8"/>{</text:p>
      <text:p text:style-name="P9"><text:s text:c="12"/>feet_to_inches();</text:p>
      <text:p text:style-name="P9"><text:s text:c="8"/>}</text:p>
      <text:p text:style-name="P9"><text:soft-page-break/></text:p>
      <text:p text:style-name="P9"><text:s text:c="8"/>else if (strcmp(convert_to, "5") == 0)</text:p>
      <text:p text:style-name="P9"><text:s text:c="8"/>{</text:p>
      <text:p text:style-name="P9"><text:s text:c="12"/>inches_to_feet();</text:p>
      <text:p text:style-name="P9"><text:s text:c="8"/>}</text:p>
      <text:p text:style-name="P9"/>
      <text:p text:style-name="P9"><text:s text:c="8"/>else if (strcmp(convert_to, "6") == 0)</text:p>
      <text:p text:style-name="P9"><text:s text:c="8"/>{</text:p>
      <text:p text:style-name="P9"><text:s text:c="12"/>km_to_m();</text:p>
      <text:p text:style-name="P9"><text:s text:c="12"/>m_to_km();</text:p>
      <text:p text:style-name="P9"><text:s text:c="12"/>m_to_cm();</text:p>
      <text:p text:style-name="P9"><text:s text:c="12"/>feet_to_inches();</text:p>
      <text:p text:style-name="P9"><text:s text:c="12"/>inches_to_feet();</text:p>
      <text:p text:style-name="P9"><text:s text:c="8"/>}</text:p>
      <text:p text:style-name="P9"/>
      <text:p text:style-name="P9"><text:s text:c="8"/>else if (strcmp(convert_to, "7") == 0)</text:p>
      <text:p text:style-name="P9"><text:s text:c="8"/>{</text:p>
      <text:p text:style-name="P9"><text:s text:c="12"/>printf("\nBye!!!\n");</text:p>
      <text:p text:style-name="P9"><text:s text:c="12"/>return 0;</text:p>
      <text:p text:style-name="P9"><text:s text:c="8"/>}</text:p>
      <text:p text:style-name="P9"/>
      <text:p text:style-name="P9"><text:s text:c="8"/>else</text:p>
      <text:p text:style-name="P9"><text:s text:c="8"/>{</text:p>
      <text:p text:style-name="P9"><text:s text:c="12"/>printf("did not convert \n");</text:p>
      <text:p text:style-name="P9"><text:s text:c="8"/>}</text:p>
      <text:p text:style-name="P9"/>
      <text:p text:style-name="P9"><text:s text:c="4"/>}</text:p>
      <text:p text:style-name="P8">}</text:p>
      <text:p text:style-name="P2"/>
      <text:p text:style-name="P3">Output :-</text:p>
      <text:p text:style-name="P3"/>
      <text:p text:style-name="P6">┌─[robo@robo]─[~/Desktop/C(lab)]</text:p>
      <text:p text:style-name="P6">└──╼ $gcc 8.c -o 8.o</text:p>
      <text:p text:style-name="P6">┌─[robo@robo]─[~/Desktop/C(lab)]</text:p>
      <text:p text:style-name="P6">└──╼ $./8.o</text:p>
      <text:p text:style-name="P6">_________________________________________________________</text:p>
      <text:p text:style-name="P6"><text:s/></text:p>
      <text:p text:style-name="P6"><text:s/>enter the number which you want to convert : <text:s text:c="2"/>4578</text:p>
      <text:p text:style-name="P6"/>
      <text:p text:style-name="P6">To what unit do you want <text:s/>to convert the number to ? </text:p>
      <text:p text:style-name="P6">1] km to m,</text:p>
      <text:p text:style-name="P6">2] m to km,</text:p>
      <text:p text:style-name="P6">3] M to cm, </text:p>
      <text:p text:style-name="P6">4] feet to inches,</text:p>
      <text:p text:style-name="P6">5] inches to feet,</text:p>
      <text:p text:style-name="P6">6] All of the above,</text:p>
      <text:p text:style-name="P6"><text:soft-page-break/>7] Exit </text:p>
      <text:p text:style-name="P6">Choose the unit you want to convert to by entering the number of your choice.</text:p>
      <text:p text:style-name="P6">Enter your choice : <text:s text:c="4"/>1</text:p>
      <text:p text:style-name="P6"/>
      <text:p text:style-name="P6">The conversion of 4578.000000 to m is 4578000.000000. </text:p>
      <text:p text:style-name="P6">_________________________________________________________</text:p>
      <text:p text:style-name="P6"><text:s/></text:p>
      <text:p text:style-name="P6"><text:s/>enter the number which you want to convert : <text:s text:c="2"/>4844848</text:p>
      <text:p text:style-name="P6"/>
      <text:p text:style-name="P6">To what unit do you want <text:s/>to convert the number to ? </text:p>
      <text:p text:style-name="P6">1] km to m,</text:p>
      <text:p text:style-name="P6">2] m to km,</text:p>
      <text:p text:style-name="P6">3] M to cm, </text:p>
      <text:p text:style-name="P6">4] feet to inches,</text:p>
      <text:p text:style-name="P6">5] inches to feet,</text:p>
      <text:p text:style-name="P6">6] All of the above,</text:p>
      <text:p text:style-name="P6">7] Exit </text:p>
      <text:p text:style-name="P6">Choose the unit you want to convert to by entering the number of your choice.</text:p>
      <text:p text:style-name="P6">Enter your choice : <text:s text:c="4"/>2</text:p>
      <text:p text:style-name="P6"/>
      <text:p text:style-name="P6">The conversion of 4844848.000000 to km is 4844.848000.</text:p>
      <text:p text:style-name="P6">_________________________________________________________</text:p>
      <text:p text:style-name="P6"><text:s/></text:p>
      <text:p text:style-name="P6"><text:s/>enter the number which you want to convert : <text:s text:c="2"/>444555</text:p>
      <text:p text:style-name="P6"/>
      <text:p text:style-name="P6">To what unit do you want <text:s/>to convert the number to ? </text:p>
      <text:p text:style-name="P6">1] km to m,</text:p>
      <text:p text:style-name="P6">2] m to km,</text:p>
      <text:p text:style-name="P6">3] M to cm, </text:p>
      <text:p text:style-name="P6">4] feet to inches,</text:p>
      <text:p text:style-name="P6">5] inches to feet,</text:p>
      <text:p text:style-name="P6">6] All of the above,</text:p>
      <text:p text:style-name="P6">7] Exit </text:p>
      <text:p text:style-name="P6">Choose the unit you want to convert to by entering the number of your choice.</text:p>
      <text:p text:style-name="P6">Enter your choice : <text:s text:c="4"/>3</text:p>
      <text:p text:style-name="P6"/>
      <text:p text:style-name="P6">The conversion of 444555.000000 to cm is 44455500.000000.</text:p>
      <text:p text:style-name="P6">_________________________________________________________</text:p>
      <text:p text:style-name="P6"><text:s/></text:p>
      <text:p text:style-name="P6"><text:s/>enter the number which you want to convert : <text:s text:c="2"/>4484848</text:p>
      <text:p text:style-name="P6"/>
      <text:p text:style-name="P6">To what unit do you want <text:s/>to convert the number to ? </text:p>
      <text:p text:style-name="P6">1] km to m,</text:p>
      <text:p text:style-name="P6">2] m to km,</text:p>
      <text:p text:style-name="P6">3] M to cm, </text:p>
      <text:p text:style-name="P6"><text:soft-page-break/>4] feet to inches,</text:p>
      <text:p text:style-name="P6">5] inches to feet,</text:p>
      <text:p text:style-name="P6">6] All of the above,</text:p>
      <text:p text:style-name="P6">7] Exit </text:p>
      <text:p text:style-name="P6">Choose the unit you want to convert to by entering the number of your choice.</text:p>
      <text:p text:style-name="P6">Enter your choice : <text:s text:c="4"/>4</text:p>
      <text:p text:style-name="P6"/>
      <text:p text:style-name="P6">The conversion of 4484848.000000 to inches is 53818176.000000.</text:p>
      <text:p text:style-name="P6">_________________________________________________________</text:p>
      <text:p text:style-name="P6"><text:s/></text:p>
      <text:p text:style-name="P6"><text:s/>enter the number which you want to convert : <text:s text:c="2"/>75458</text:p>
      <text:p text:style-name="P6"/>
      <text:p text:style-name="P6">To what unit do you want <text:s/>to convert the number to ? </text:p>
      <text:p text:style-name="P6">1] km to m,</text:p>
      <text:p text:style-name="P6">2] m to km,</text:p>
      <text:p text:style-name="P6">3] M to cm, </text:p>
      <text:p text:style-name="P6">4] feet to inches,</text:p>
      <text:p text:style-name="P6">5] inches to feet,</text:p>
      <text:p text:style-name="P6">6] All of the above,</text:p>
      <text:p text:style-name="P6">7] Exit </text:p>
      <text:p text:style-name="P6">Choose the unit you want to convert to by entering the number of your choice.</text:p>
      <text:p text:style-name="P6">Enter your choice : <text:s text:c="4"/>5</text:p>
      <text:p text:style-name="P6"/>
      <text:p text:style-name="P6">The conversion of 75458.000000 to feet is 6288.166667.</text:p>
      <text:p text:style-name="P6">_________________________________________________________</text:p>
      <text:p text:style-name="P6"><text:s/></text:p>
      <text:p text:style-name="P6"><text:s/>enter the number which you want to convert : <text:s text:c="2"/>448484</text:p>
      <text:p text:style-name="P6"/>
      <text:p text:style-name="P6">To what unit do you want <text:s/>to convert the number to ? </text:p>
      <text:p text:style-name="P6">1] km to m,</text:p>
      <text:p text:style-name="P6">2] m to km,</text:p>
      <text:p text:style-name="P6">3] M to cm, </text:p>
      <text:p text:style-name="P6">4] feet to inches,</text:p>
      <text:p text:style-name="P6">5] inches to feet,</text:p>
      <text:p text:style-name="P6">6] All of the above,</text:p>
      <text:p text:style-name="P6">7] Exit </text:p>
      <text:p text:style-name="P6">Choose the unit you want to convert to by entering the number of your choice.</text:p>
      <text:p text:style-name="P6">Enter your choice : <text:s text:c="4"/>6</text:p>
      <text:p text:style-name="P6"/>
      <text:p text:style-name="P6">The conversion of 448484.000000 to m is 448484000.000000. </text:p>
      <text:p text:style-name="P6"/>
      <text:p text:style-name="P6">The conversion of 448484.000000 to km is 448.484000.</text:p>
      <text:p text:style-name="P6"/>
      <text:p text:style-name="P6">The conversion of 448484.000000 to cm is 44848400.000000.</text:p>
      <text:p text:style-name="P6"><text:soft-page-break/></text:p>
      <text:p text:style-name="P6">The conversion of 448484.000000 to inches is 5381808.000000.</text:p>
      <text:p text:style-name="P6"/>
      <text:p text:style-name="P6">The conversion of 448484.000000 to feet is 37373.666667.</text:p>
      <text:p text:style-name="P6">_________________________________________________________</text:p>
      <text:p text:style-name="P6"><text:s/></text:p>
      <text:p text:style-name="P6"><text:s/>enter the number which you want to convert : <text:s text:c="2"/>445</text:p>
      <text:p text:style-name="P6"/>
      <text:p text:style-name="P6">To what unit do you want <text:s/>to convert the number to ? </text:p>
      <text:p text:style-name="P6">1] km to m,</text:p>
      <text:p text:style-name="P6">2] m to km,</text:p>
      <text:p text:style-name="P6">3] M to cm, </text:p>
      <text:p text:style-name="P6">4] feet to inches,</text:p>
      <text:p text:style-name="P6">5] inches to feet,</text:p>
      <text:p text:style-name="P6">6] All of the above,</text:p>
      <text:p text:style-name="P6">7] Exit </text:p>
      <text:p text:style-name="P6">Choose the unit you want to convert to by entering the number of your choice.</text:p>
      <text:p text:style-name="P6">Enter your choice : <text:s text:c="4"/>7</text:p>
      <text:p text:style-name="P6"/>
      <text:p text:style-name="P6">Bye!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4T20:55:55.719416618</dc:date>
    <meta:editing-duration>PT16M20S</meta:editing-duration>
    <meta:editing-cycles>3</meta:editing-cycles>
    <meta:generator>LibreOffice/7.4.3.2$Linux_X86_64 LibreOffice_project/40$Build-2</meta:generator>
    <meta:document-statistic meta:table-count="0" meta:image-count="0" meta:object-count="0" meta:page-count="6" meta:paragraph-count="194" meta:word-count="873" meta:character-count="5603" meta:non-whitespace-character-count="4329"/>
  </office:meta>
</office:document-meta>
</file>